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DeletableIterator.DocumentDeletableIterator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DeletableIterator.fin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LuceneCocoonIndexerImpl.index( Directory index , boolean create , URL base_ur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impleLuceneCocoonIndexerImpl.setCocoonCrawler( CocoonCrawler cocoonCraw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ocoonIndexerImpl.getCocoonCraw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ocoonIndexerImpl.setLuceneXMLIndexer( LuceneXMLIndexer luceneXMLIndex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ocoonIndexerImpl.setMergeFactor( int merge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DeletableIterator.deleteAllStaleDocumen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DeletableIterator.documentHasNotBeenModified( Term term , String u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ocoonIndexerImpl.getMerge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DeletableIterator.documentHasBeenModified( Term term , String u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DeletableIterator.deleteModifiedDocuments( String u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DeletableIterator.documentIsDeletable( Term 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ocoonIndexerImpl.setAnalyzer(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ocoonIndexerImpl.getLuceneXMLIndex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